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700000071133F5C20F332C1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3201in" svg:y="8.102in" svg:width="4.2402in" svg:height="1.1772in" draw:z-index="0"><draw:image xlink:href="Pictures/100000010000019700000071133F5C20F332C1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2:38:12.890000000</dc:date>
    <meta:editing-duration>PT3M13S</meta:editing-duration>
    <meta:editing-cycles>2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